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color="#3465a4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878cm" svg:height="10.279cm" svg:x="14.702cm" svg:y="1.329cm">
            <draw:object draw:notify-on-update-of-ranges="Hoja1.C6:Hoja1.C11 Hoja1.E6:Hoja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Full Image</text:p>
          </table:table-cell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Patch size:</text:p>
          </table:table-cell>
          <table:table-cell table:style-name="ce1" office:value-type="string" calcext:value-type="string">
            <text:p>Num pat.</text:p>
          </table:table-cell>
          <table:table-cell table:style-name="ce1" office:value-type="string" calcext:value-type="string">
            <text:p>Num. op.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$D$2]/[.C6]" office:value-type="float" office:value="2" calcext:value-type="float">
            <text:p>2</text:p>
          </table:table-cell>
          <table:table-cell table:formula="of:=[.D6]*[.D6]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[.$D$2]/[.C7]" office:value-type="float" office:value="4" calcext:value-type="float">
            <text:p>4</text:p>
          </table:table-cell>
          <table:table-cell table:formula="of:=[.D7]*[.D7]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.$D$2]/[.C8]" office:value-type="float" office:value="8" calcext:value-type="float">
            <text:p>8</text:p>
          </table:table-cell>
          <table:table-cell table:formula="of:=[.D8]*[.D8]" office:value-type="float" office:value="64" calcext:value-type="float">
            <text:p>6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.$D$2]/[.C9]" office:value-type="float" office:value="9" calcext:value-type="float">
            <text:p>9</text:p>
          </table:table-cell>
          <table:table-cell table:formula="of:=[.D9]*[.D9]" office:value-type="float" office:value="81" calcext:value-type="float">
            <text:p>8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.$D$2]/[.C10]" office:value-type="float" office:value="18" calcext:value-type="float">
            <text:p>18</text:p>
          </table:table-cell>
          <table:table-cell table:formula="of:=[.D10]*[.D10]" office:value-type="float" office:value="324" calcext:value-type="float">
            <text:p>324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.$D$2]/[.C11]" office:value-type="float" office:value="48" calcext:value-type="float">
            <text:p>48</text:p>
          </table:table-cell>
          <table:table-cell table:formula="of:=[.D11]*[.D11]" office:value-type="float" office:value="2304" calcext:value-type="float">
            <text:p>2304</text:p>
          </table:table-cell>
          <table:table-cell table:number-columns-repeated="11"/>
        </table:table-row>
        <table:table-row table:style-name="ro1" table:number-rows-repeated="31">
          <table:table-cell table:number-columns-repeated="16"/>
        </table:table-row>
        <table:table-row table:style-name="ro1">
          <table:table-cell table:number-columns-repeated="15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2:11:52.183120547</meta:creation-date>
    <dc:date>2025-03-11T12:16:35.204343882</dc:date>
    <meta:editing-duration>PT4M43S</meta:editing-duration>
    <meta:editing-cycles>1</meta:editing-cycles>
    <meta:document-statistic meta:table-count="1" meta:cell-count="23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79cm" svg:height="10.28cm" xlink:href=".." xlink:type="simple" chart:class="chart:scatter" chart:style-name="ch1">
        <chart:title svg:x="6.358cm" svg:y="0.341cm" chart:style-name="ch2">
          <text:p>Computational effort</text:p>
        </chart:title>
        <chart:plot-area chart:style-name="ch3" table:cell-range-address="Hoja1.C6:Hoja1.C11 Hoja1.E6:Hoja1.E11" svg:x="0.429cm" svg:y="1.232cm" svg:width="16.197cm" svg:height="8.334cm">
          <chart:coordinate-region svg:x="1.421cm" svg:y="1.431cm" svg:width="15.018cm" svg:height="7.488cm"/>
          <chart:axis chart:dimension="x" chart:name="primary-x" chart:style-name="ch4">
            <chart:title svg:x="7.729cm" svg:y="9.72cm" chart:style-name="ch5">
              <text:p>Patch size</text:p>
            </chart:title>
          </chart:axis>
          <chart:axis chart:dimension="y" chart:name="primary-y" chart:style-name="ch6">
            <chart:title svg:x="0cm" svg:y="6.382cm" chart:style-name="ch7">
              <text:p># Operations</text:p>
            </chart:title>
            <chart:grid chart:style-name="ch8" chart:class="major"/>
          </chart:axis>
          <chart:series chart:style-name="ch9" chart:values-cell-range-address="Hoja1.E6:Hoja1.E11" chart:class="chart:scatter">
            <chart:domain table:cell-range-address="Hoja1.C6:Hoja1.C11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">
                <text:p>72</text:p>
                <draw:g>
                  <svg:desc>Hoja1.C6:Hoja1.C11</svg:desc>
                </draw:g>
              </table:table-cell>
              <table:table-cell office:value-type="float" office:value="4">
                <text:p>4</text:p>
                <draw:g>
                  <svg:desc>Hoja1.E6:Hoja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